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3.517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94a54" officeooo:paragraph-rsid="00194a54"/>
    </style:style>
    <style:style style:name="P2" style:family="paragraph" style:parent-style-name="Standard">
      <style:paragraph-properties fo:text-align="start" style:justify-single-word="false"/>
      <style:text-properties officeooo:paragraph-rsid="00194a54"/>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officeooo:rsid="00194a54" officeooo:paragraph-rsid="00194a54"/>
    </style:style>
    <style:style style:name="P5" style:family="paragraph" style:parent-style-name="Table_20_Contents">
      <style:paragraph-properties fo:text-align="center" style:justify-single-word="false"/>
      <style:text-properties officeooo:rsid="00194a54" officeooo:paragraph-rsid="00194a54"/>
    </style:style>
    <style:style style:name="T1" style:family="text">
      <style:text-properties officeooo:rsid="00194a54"/>
    </style:style>
    <style:style style:name="T2" style:family="text">
      <style:text-properties fo:font-variant="normal" fo:text-transform="none" fo:color="#000000" style:font-name="Open Sans"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ULO DEL REPORTE</text:p>
      <text:p text:style-name="P1">Fecha del reporte</text:p>
      <text:p text:style-name="P1">Responsable</text:p>
      <text:p text:style-name="P1"/>
      <text:p text:style-name="P2"><text:span text:style-name="T1">DESCRIPCIÓN: </text:span><text:span text:style-name="T2">Lorem ipsum dolor sit amet, consectetur adipiscing elit. Proin molestie lacus a ex congue commodo. Pellentesque est tortor, commodo at elementum nec, lobortis in dolor. Integer facilisis porttitor tellus ac dictum. Interdum et malesuada fames ac ante ipsum primis in faucibus. Nunc in dui varius sem tempor consectetur. Praesent lacinia sodales odio, egestas sodales tortor hendrerit ac. Integer fermentum, elit in euismod dapibus, metus neque cursus libero, eu blandit nunc urna a orci. Etiam non arcu orci. Nullam dignissim pellentesque bibendum. Donec dolor arcu, imperdiet vitae cursus ac, pretium eget urna. Quisque aliquet ullamcorper erat.</text:span></text:p>
      <text:p text:style-name="P2"><text:span text:style-name="T2"/></text:p>
      <table:table table:name="Tabla1" table:style-name="Tabla1">
        <table:table-column table:style-name="Tabla1.A" table:number-columns-repeated="5"/>
        <table:table-row>
          <table:table-cell table:style-name="Tabla1.A1" office:value-type="string">
            <text:p text:style-name="P4">Consejo Comunal</text:p>
          </table:table-cell>
          <table:table-cell table:style-name="Tabla1.A1" office:value-type="string">
            <text:p text:style-name="P5">Fecha</text:p>
          </table:table-cell>
          <table:table-cell table:style-name="Tabla1.A1" office:value-type="string">
            <text:p text:style-name="P4">Estado</text:p>
          </table:table-cell>
          <table:table-cell table:style-name="Tabla1.A1" office:value-type="string">
            <text:p text:style-name="P4">Cant. Familias</text:p>
          </table:table-cell>
          <table:table-cell table:style-name="Tabla1.E1" office:value-type="string">
            <text:p text:style-name="P4">Cant. Residentes</text:p>
          </table:table-cell>
        </table:table-row>
        <table:table-row>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cell table:style-name="Tabla1.E2" office:value-type="string">
            <text:p text:style-name="P3"/>
          </table:table-cell>
        </table:table-row>
        <table:table-row>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cell table:style-name="Tabla1.E2" office:value-type="string">
            <text:p text:style-name="P3"/>
          </table:table-cell>
        </table:table-row>
        <table:table-row>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cell table:style-name="Tabla1.E2" office:value-type="string">
            <text:p text:style-name="P3"/>
          </table:table-cell>
        </table:table-row>
        <table:table-row>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cell table:style-name="Tabla1.E2" office:value-type="string">
            <text:p text:style-name="P3"/>
          </table:table-cell>
        </table:table-row>
      </table:table>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2T14:48:36.130510917</meta:creation-date>
    <dc:date>2017-08-12T14:54:22.255077028</dc:date>
    <meta:editing-duration>PT5M47S</meta:editing-duration>
    <meta:editing-cycles>1</meta:editing-cycles>
    <meta:document-statistic meta:table-count="1" meta:image-count="0" meta:object-count="0" meta:page-count="1" meta:paragraph-count="9" meta:word-count="111" meta:character-count="761" meta:non-whitespace-character-count="659"/>
    <meta:generator>LibreOffice/5.0.6.2$Linux_X86_64 LibreOffice_project/00m0$Build-2</meta:generator>
  </office:meta>
</office:document-meta>
</file>